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72in"/>
    </style:style>
    <style:style style:name="co2" style:family="table-column">
      <style:table-column-properties fo:break-before="auto" style:column-width="0.8402in"/>
    </style:style>
    <style:style style:name="co3" style:family="table-column">
      <style:table-column-properties fo:break-before="auto" style:column-width="4.6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2"/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Frame time</text:p>
          </table:table-cell>
          <table:table-cell table:number-columns-repeated="2" table:style-name="ce2" office:value-type="string" calcext:value-type="string">
            <text:p>Added 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othing</text:p>
          </table:table-cell>
          <table:table-cell table:style-name="ce3" office:value-type="float" office:value="4.17" calcext:value-type="float">
            <text:p>4.17 ms</text:p>
          </table:table-cell>
          <table:table-cell table:style-name="ce3"/>
          <table:table-cell table:style-name="ce5"/>
          <table:table-cell office:value-type="string" calcext:value-type="string">
            <text:p>Base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m asm</text:p>
          </table:table-cell>
          <table:table-cell table:style-name="ce3" office:value-type="float" office:value="4.22" calcext:value-type="float">
            <text:p>4.22 ms</text:p>
          </table:table-cell>
          <table:table-cell table:style-name="ce3" table:formula="of:=[.B3]-[.B2]" office:value-type="float" office:value="0.0499999999999998" calcext:value-type="float">
            <text:p>0.05 ms</text:p>
          </table:table-cell>
          <table:table-cell table:style-name="ce5" table:formula="of:=[.C3] / [.B2]" office:value-type="percentage" office:value="0.0119904076738609" calcext:value-type="percentage">
            <text:p>1.20%</text:p>
          </table:table-cell>
          <table:table-cell office:value-type="string" calcext:value-type="string">
            <text:p>Copying data, handling IB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st+render</text:p>
          </table:table-cell>
          <table:table-cell table:style-name="ce3" office:value-type="float" office:value="4.77" calcext:value-type="float">
            <text:p>4.77 ms</text:p>
          </table:table-cell>
          <table:table-cell table:style-name="ce3" table:formula="of:=[.B4]-[.B3]" office:value-type="float" office:value="0.55" calcext:value-type="float">
            <text:p>0.55 ms</text:p>
          </table:table-cell>
          <table:table-cell table:style-name="ce5" table:formula="of:=[.C4] / [.B3]" office:value-type="percentage" office:value="0.130331753554502" calcext:value-type="percentage">
            <text:p>13.03%</text:p>
          </table:table-cell>
          <table:table-cell office:value-type="string" calcext:value-type="string">
            <text:p>No lock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al buffer</text:p>
          </table:table-cell>
          <table:table-cell table:style-name="ce3" office:value-type="float" office:value="4.84" calcext:value-type="float">
            <text:p>4.84 ms</text:p>
          </table:table-cell>
          <table:table-cell table:style-name="ce3" table:formula="of:=[.B5]-[.B4]" office:value-type="float" office:value="0.0700000000000003" calcext:value-type="float">
            <text:p>0.07 ms</text:p>
          </table:table-cell>
          <table:table-cell table:style-name="ce5" table:formula="of:=[.C5] / [.B4]" office:value-type="percentage" office:value="0.0146750524109015" calcext:value-type="percentage">
            <text:p>1.47%</text:p>
          </table:table-cell>
          <table:table-cell office:value-type="string" calcext:value-type="string">
            <text:p>Using normals from me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c frag shad</text:p>
          </table:table-cell>
          <table:table-cell table:style-name="ce3" office:value-type="float" office:value="5.8" calcext:value-type="float">
            <text:p>5.80 ms</text:p>
          </table:table-cell>
          <table:table-cell table:style-name="ce3" table:formula="of:=[.B6]-[.B5]" office:value-type="float" office:value="0.96" calcext:value-type="float">
            <text:p>0.96 ms</text:p>
          </table:table-cell>
          <table:table-cell table:style-name="ce5" table:formula="of:=[.C6] / [.B5]" office:value-type="percentage" office:value="0.198347107438017" calcext:value-type="percentage">
            <text:p>19.83%</text:p>
          </table:table-cell>
          <table:table-cell office:value-type="string" calcext:value-type="string">
            <text:p>Renders model norm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face cull</text:p>
          </table:table-cell>
          <table:table-cell table:style-name="ce3" office:value-type="float" office:value="5.76" calcext:value-type="float">
            <text:p>5.76 ms</text:p>
          </table:table-cell>
          <table:table-cell table:style-name="ce3" table:formula="of:=[.B7]-[.B6]" office:value-type="float" office:value="-0.04" calcext:value-type="float">
            <text:p>-0.04 ms</text:p>
          </table:table-cell>
          <table:table-cell table:style-name="ce5" table:formula="of:=[.C7] / [.B6]" office:value-type="percentage" office:value="-0.00689655172413794" calcext:value-type="percentage">
            <text:p>-0.69%</text:p>
          </table:table-cell>
          <table:table-cell office:value-type="string" calcext:value-type="string">
            <text:p>6.13ms using stream compaction to remove backfa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t/frag structs</text:p>
          </table:table-cell>
          <table:table-cell table:style-name="ce3" office:value-type="float" office:value="5.78" calcext:value-type="float">
            <text:p>5.78 ms</text:p>
          </table:table-cell>
          <table:table-cell table:style-name="ce3" table:formula="of:=[.B8]-[.B7]" office:value-type="float" office:value="0.0200000000000005" calcext:value-type="float">
            <text:p>0.02 ms</text:p>
          </table:table-cell>
          <table:table-cell table:style-name="ce5" table:formula="of:=[.C8] / [.B7]" office:value-type="percentage" office:value="0.0034722222222223" calcext:value-type="percentage">
            <text:p>0.35%</text:p>
          </table:table-cell>
          <table:table-cell office:value-type="string" calcext:value-type="string">
            <text:p>Small performance cha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ld-space pos</text:p>
          </table:table-cell>
          <table:table-cell table:style-name="ce3" office:value-type="float" office:value="7.21" calcext:value-type="float">
            <text:p>7.21 ms</text:p>
          </table:table-cell>
          <table:table-cell table:style-name="ce3" table:formula="of:=[.B9]-[.B8]" office:value-type="float" office:value="1.43" calcext:value-type="float">
            <text:p>1.43 ms</text:p>
          </table:table-cell>
          <table:table-cell table:style-name="ce5" table:formula="of:=[.C9] / [.B8]" office:value-type="percentage" office:value="0.247404844290657" calcext:value-type="percentage">
            <text:p>24.74%</text:p>
          </table:table-cell>
          <table:table-cell office:value-type="string" calcext:value-type="string">
            <text:p>Extra fragment input, extra interpolation of that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th buf optim</text:p>
          </table:table-cell>
          <table:table-cell table:style-name="ce3" office:value-type="float" office:value="7.13" calcext:value-type="float">
            <text:p>7.13 ms</text:p>
          </table:table-cell>
          <table:table-cell table:style-name="ce3" table:formula="of:=[.B10]-[.B9]" office:value-type="float" office:value="-0.0800000000000001" calcext:value-type="float">
            <text:p>-0.08 ms</text:p>
          </table:table-cell>
          <table:table-cell table:style-name="ce5" table:formula="of:=[.C10] / [.B9]" office:value-type="percentage" office:value="-0.0110957004160888" calcext:value-type="percentage">
            <text:p>-1.11%</text:p>
          </table:table-cell>
          <table:table-cell office:value-type="string" calcext:value-type="string">
            <text:p>Remove some unnecessary depth chec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S transforms</text:p>
          </table:table-cell>
          <table:table-cell table:style-name="ce3" office:value-type="float" office:value="7.77" calcext:value-type="float">
            <text:p>7.77 ms</text:p>
          </table:table-cell>
          <table:table-cell table:style-name="ce3" table:formula="of:=[.B11]-[.B10]" office:value-type="float" office:value="0.64" calcext:value-type="float">
            <text:p>0.64 ms</text:p>
          </table:table-cell>
          <table:table-cell table:style-name="ce5" table:formula="of:=[.C11] / [.B10]" office:value-type="percentage" office:value="0.0897615708274894" calcext:value-type="percentage">
            <text:p>8.98%</text:p>
          </table:table-cell>
          <table:table-cell office:value-type="string" calcext:value-type="string">
            <text:p>Note that the change in screen size of the model affects the perform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ert shading</text:p>
          </table:table-cell>
          <table:table-cell table:style-name="ce3" office:value-type="float" office:value="8.29" calcext:value-type="float">
            <text:p>8.29 ms</text:p>
          </table:table-cell>
          <table:table-cell table:style-name="ce3" table:formula="of:=[.B12]-[.B11]" office:value-type="float" office:value="0.52" calcext:value-type="float">
            <text:p>0.52 ms</text:p>
          </table:table-cell>
          <table:table-cell table:style-name="ce5" table:formula="of:=[.C12] / [.B11]" office:value-type="percentage" office:value="0.0669240669240669" calcext:value-type="percentage">
            <text:p>6.6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m shader</text:p>
          </table:table-cell>
          <table:table-cell table:style-name="ce3" office:value-type="float" office:value="8.82" calcext:value-type="float">
            <text:p>8.82 ms</text:p>
          </table:table-cell>
          <table:table-cell table:style-name="ce3" table:formula="of:=[.B13]-[.B12]" office:value-type="float" office:value="0.530000000000001" calcext:value-type="float">
            <text:p>0.53 ms</text:p>
          </table:table-cell>
          <table:table-cell table:style-name="ce5" table:formula="of:=[.C13] / [.B12]" office:value-type="percentage" office:value="0.0639324487334139" calcext:value-type="percentage">
            <text:p>6.39%</text:p>
          </table:table-cell>
          <table:table-cell office:value-type="string" calcext:value-type="string">
            <text:p>Not really stable at the mo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sellation GS</text:p>
          </table:table-cell>
          <table:table-cell table:style-name="ce3" office:value-type="float" office:value="8.66" calcext:value-type="float">
            <text:p>8.66 ms</text:p>
          </table:table-cell>
          <table:table-cell table:style-name="ce3" table:formula="of:=[.B14]-[.B13]" office:value-type="float" office:value="-0.16" calcext:value-type="float">
            <text:p>-0.16 ms</text:p>
          </table:table-cell>
          <table:table-cell table:style-name="ce5" table:formula="of:=[.C14] / [.B13]" office:value-type="percentage" office:value="-0.018140589569161" calcext:value-type="percentage">
            <text:p>-1.81%</text:p>
          </table:table-cell>
          <table:table-cell office:value-type="string" calcext:value-type="string">
            <text:p>Splits each tri into 4 tris, colors one 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face GS</text:p>
          </table:table-cell>
          <table:table-cell table:style-name="ce3" office:value-type="float" office:value="10.23" calcext:value-type="float">
            <text:p>10.23 ms</text:p>
          </table:table-cell>
          <table:table-cell table:style-name="ce3" table:formula="of:=[.B15]-[.B14]" office:value-type="float" office:value="1.57" calcext:value-type="float">
            <text:p>1.57 ms</text:p>
          </table:table-cell>
          <table:table-cell table:style-name="ce5" table:formula="of:=[.C15] / [.B14]" office:value-type="percentage" office:value="0.181293302540416" calcext:value-type="percentage">
            <text:p>18.13%</text:p>
          </table:table-cell>
          <table:table-cell office:value-type="string" calcext:value-type="string">
            <text:p>Apparently not such a great idea</text:p>
          </table:table-cell>
          <table:table-cell table:number-columns-repeated="1019"/>
        </table:table-row>
        <table:table-row table:style-name="ro1" table:number-rows-repeated="6">
          <table:table-cell/>
          <table:table-cell table:style-name="ce3" table:number-columns-repeated="2"/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 ms</number:text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08:16:46.471959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1:47:21.727465128</meta:creation-date>
    <dc:date>2014-10-27T09:36:56.559902083</dc:date>
    <meta:editing-duration>PT24M19S</meta:editing-duration>
    <meta:editing-cycles>3</meta:editing-cycles>
    <meta:generator>LibreOffice/4.3.2.2.0$Linux_X86_64 LibreOffice_project/430m0$Build-2</meta:generator>
    <meta:document-statistic meta:table-count="1" meta:cell-count="72" meta:object-count="0"/>
  </office:meta>
</office:document-meta>
</file>